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9fc0b" style:font-weight-asian="bold" style:font-weight-complex="bold"/>
    </style:style>
    <style:style style:name="P2" style:family="paragraph" style:parent-style-name="Standard">
      <style:text-properties fo:font-weight="normal" officeooo:paragraph-rsid="0019fc0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reguntas de investigación:</text:p>
      <text:p text:style-name="Standard"/>
      <text:p text:style-name="P1">A. Lenguajes de programación</text:p>
      <text:p text:style-name="P2">1. ¿Qué es ReactJS y AngularJS y para qué sirven?</text:p>
      <text:p text:style-name="P2"/>
      <text:p text:style-name="P1">B. Características de los lenguajes más difundidos</text:p>
      <text:p text:style-name="P2">2. ¿Cuál es el Lenguaje más utilizado en la actualidad?</text:p>
      <text:p text:style-name="P2"/>
      <text:p text:style-name="P1">C. Programación orientada a objetos (POO).</text:p>
      <text:p text:style-name="P1"><text:span text:style-name="T1"/></text:p>
      <text:p text:style-name="P1"><text:span text:style-name="T1">3. ¿Qué es la programación orientada a componentes o, mejor dicho, los componentes en la POO?</text:span></text:p>
      <text:p text:style-name="P1"><text:span text:style-name="T1"/></text:p>
      <text:p text:style-name="P1"><text:span text:style-name="T1">4. Busca información sobre VB.NET y completa tus conocimientos. Visita la página de</text:span></text:p>
      <text:p text:style-name="P1"><text:span text:style-name="T1">myfpschool.com y descubre sobre VB.NET</text:span></text:p>
      <text:p text:style-name="P1"><text:span text:style-name="T1"/></text:p>
      <text:p text:style-name="P1"><text:span text:style-name="T1">D. Framework Bootstrap</text:span></text:p>
      <text:p text:style-name="P1"><text:span text:style-name="T1"/></text:p>
      <text:p text:style-name="P1"><text:span text:style-name="T1">Ejemplos de sitios web diseñados con el framework Bootstrap, en el siguiente enlace:</text:span></text:p>
      <text:p text:style-name="P1"><text:a xlink:type="simple" xlink:href="https://expo.getbootstrap.com/" text:style-name="Internet_20_link" text:visited-style-name="Visited_20_Internet_20_Link"><text:span text:style-name="T1">https://expo.getbootstrap.com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7:37:37.920337207</meta:creation-date>
    <dc:date>2024-01-16T17:42:34.476631970</dc:date>
    <meta:editing-duration>PT4M57S</meta:editing-duration>
    <meta:editing-cycles>1</meta:editing-cycles>
    <meta:document-statistic meta:table-count="0" meta:image-count="0" meta:object-count="0" meta:page-count="1" meta:paragraph-count="12" meta:word-count="91" meta:character-count="601" meta:non-whitespace-character-count="522"/>
    <meta:generator>LibreOffice/7.3.7.2$Linux_X86_64 LibreOffice_project/30$Build-2</meta:generator>
  </office:meta>
</office:document-meta>
</file>